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100000000C002870FC66.png" manifest:media-type=""/>
  <manifest:file-entry manifest:full-path="Pictures/100000000000100000000C004E5E414C.png" manifest:media-type=""/>
  <manifest:file-entry manifest:full-path="Pictures/100000000000100000000C00AD9E7BBB.png" manifest:media-type=""/>
  <manifest:file-entry manifest:full-path="Pictures/100000000000100000000C00FE96B15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1" svg:font-family="Avenir" style:font-pitch="variable"/>
    <style:font-face style:name="Avenir Next" svg:font-family="'Avenir Next'" style:font-pitch="variable"/>
    <style:font-face style:name="Avenir Next1" svg:font-family="'Avenir Next'" style:font-adornments="Bold" style:font-pitch="variable"/>
    <style:font-face style:name="Helvetica Light1" svg:font-family="'Helvetica Light'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Helvetica Light" svg:font-family="'Helvetica Light'" style:font-family-generic="roman" style:font-pitch="variable"/>
    <style:font-face style:name="Liberation Serif" svg:font-family="'Liberation Serif'" style:font-family-generic="roman" style:font-pitch="variable"/>
    <style:font-face style:name="Avenir2" svg:font-family="Avenir" style:font-family-generic="system" style:font-pitch="variable"/>
    <style:font-face style:name="Helvetica Light2" svg:font-family="'Helvetica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color="#ffffff" draw:fill="solid" draw:fill-color="#ffffff" draw:opacity="100%" draw:textarea-horizontal-align="left" draw:textarea-vertical-align="middle" draw:auto-grow-height="false" fo:padding-top="0cm" fo:padding-bottom="0cm" fo:padding-left="0cm" fo:padding-right="0cm" fo:wrap-option="wrap" draw:shadow="visible" draw:shadow-offset-x="0cm" draw:shadow-offset-y="0.035cm" draw:shadow-color="#000000" draw:shadow-opacity="50%"/>
    </style:style>
    <style:style style:name="gr2" style:family="graphic">
      <style:graphic-properties style:protect="size"/>
    </style:style>
    <style:style style:name="pr1" style:family="presentation" style:parent-style-name="geecon2014_5f_template_5f_libre1-title">
      <style:graphic-properties draw:stroke="none" draw:fill="none" draw:fill-color="#ffffff" draw:textarea-horizontal-align="justify" draw:textarea-vertical-align="bottom" draw:auto-grow-height="false" draw:auto-grow-width="false" fo:min-height="3.679cm" fo:min-width="0cm" fo:padding-top="0cm" fo:padding-bottom="0cm" fo:padding-left="0cm" fo:padding-right="0cm" fo:wrap-option="wrap" draw:shadow-color="#808080"/>
    </style:style>
    <style:style style:name="pr2" style:family="presentation" style:parent-style-name="geecon2014_5f_template_5f_libr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502cm" fo:min-width="0cm" fo:padding-top="0cm" fo:padding-bottom="0cm" fo:padding-left="0cm" fo:padding-right="0cm" fo:wrap-option="wrap" draw:shadow-color="#808080"/>
    </style:style>
    <style:style style:name="pr3" style:family="presentation" style:parent-style-name="geecon2014_5f_template_5f_libre1-notes">
      <style:graphic-properties draw:fill-color="#ffffff" fo:min-height="11.431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  <style:text-properties style:font-name="Avenir Next1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style:writing-mode="lr-tb" style:font-independent-line-spacing="true"/>
      <style:text-properties style:font-name="Avenir Next1" fo:text-shadow="none" fo:font-weight="normal" style:font-weight-asian="normal" style:font-weight-complex="normal"/>
    </style:style>
    <style:style style:name="P5" style:family="paragraph">
      <style:paragraph-properties style:writing-mode="lr-tb" style:font-independent-line-spacing="true"/>
    </style:style>
    <style:style style:name="T1" style:family="text">
      <style:text-properties fo:color="#2e2e2e" style:font-name="Avenir Next1" fo:font-size="67pt" fo:font-weight="bold" style:font-name-asian="Avenir1" style:font-size-asian="67pt" style:font-weight-asian="bold" style:font-name-complex="Avenir1" style:font-size-complex="67pt" style:font-weight-complex="bold"/>
    </style:style>
    <style:style style:name="T2" style:family="text">
      <style:text-properties fo:color="#2e2e2e" style:font-name="Avenir Next1" fo:font-size="41pt" fo:text-shadow="none" fo:font-weight="normal" style:font-name-asian="Avenir Next" style:font-size-asian="41pt" style:font-weight-asian="normal" style:font-name-complex="Avenir Next" style:font-size-complex="41pt" style:font-weight-complex="normal"/>
    </style:style>
    <text:list-style style:name="L1">
      <text:list-level-style-number text:level="1" style:num-format="">
        <style:list-level-properties/>
        <style:text-properties fo:color="#2e2e2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e2e2e" fo:font-size="100%"/>
      </text:list-level-style-number>
      <text:list-level-style-bullet text:level="2" text:bullet-char="•">
        <style:list-level-properties text:space-before="0.635cm"/>
        <style:text-properties style:font-name="Helvetica Light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Light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Light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Light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geecon2014_5f_template_5f_libr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04cm" svg:height="3.678cm" svg:x="5.508cm" svg:y="11.999cm" presentation:class="title" presentation:user-transformed="true">
          <draw:text-box>
            <text:list text:style-name="L1">
              <text:list-header>
                <text:p text:style-name="P1"><text:span text:style-name="T1">CompletableFuture in Java 8</text:span></text:p>
              </text:list-header>
            </text:list>
          </draw:text-box>
        </draw:frame>
        <draw:frame presentation:style-name="pr2" draw:text-style-name="P4" draw:layer="layout" svg:width="21.802cm" svg:height="8.258cm" svg:x="7.955cm" svg:y="17.342cm" presentation:class="outline" presentation:user-transformed="true">
          <draw:text-box>
            <text:list text:style-name="L2">
              <text:list-header>
                <text:p text:style-name="P3"><text:span text:style-name="T2">Tomasz Nurkiewicz</text:span></text:p>
              </text:list-header>
              <text:list-item>
                <text:p text:style-name="P3"><text:span text:style-name="T2">@tnurkiewicz</text:span></text:p>
              </text:list-item>
              <text:list-item>
                <text:p text:style-name="P3"><text:span text:style-name="T2">nurkiewicz.com</text:span></text:p>
              </text:list-item>
            </text:list>
          </draw:text-box>
        </draw:frame>
        <draw:custom-shape draw:style-name="gr1" draw:text-style-name="P5" draw:layer="layout" svg:width="24.478cm" svg:height="0.07cm" svg:x="5.852cm" svg:y="16.278cm">
          <text:p/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1" svg:font-family="Avenir" style:font-pitch="variable"/>
    <style:font-face style:name="Avenir Next" svg:font-family="'Avenir Next'" style:font-pitch="variable"/>
    <style:font-face style:name="Avenir Next1" svg:font-family="'Avenir Next'" style:font-adornments="Bold" style:font-pitch="variable"/>
    <style:font-face style:name="Helvetica Light1" svg:font-family="'Helvetica Light'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Helvetica Light" svg:font-family="'Helvetica Light'" style:font-family-generic="roman" style:font-pitch="variable"/>
    <style:font-face style:name="Liberation Serif" svg:font-family="'Liberation Serif'" style:font-family-generic="roman" style:font-pitch="variable"/>
    <style:font-face style:name="Avenir2" svg:font-family="Avenir" style:font-family-generic="system" style:font-pitch="variable"/>
    <style:font-face style:name="Helvetica Light2" svg:font-family="'Helvetica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100000000C004E5E414C.png" xlink:type="simple" xlink:show="embed" xlink:actuate="onLoad"/>
    <draw:fill-image draw:name="Bitmape_20_2" draw:display-name="Bitmape 2" xlink:href="Pictures/100000000000100000000C00FE96B15D.png" xlink:type="simple" xlink:show="embed" xlink:actuate="onLoad"/>
    <draw:fill-image draw:name="Bitmape_20_3" draw:display-name="Bitmape 3" xlink:href="Pictures/100000000000100000000C00AD9E7BBB.png" xlink:type="simple" xlink:show="embed" xlink:actuate="onLoad"/>
    <draw:fill-image draw:name="Bitmape_20_4" draw:display-name="Bitmape 4" xlink:href="Pictures/100000000000100000000C002870FC66.pn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eecon2014_5f_template_5f_libre-background" style:display-name="geecon2014_template_libre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geecon2014_5f_template_5f_libre-backgroundobjects" style:display-name="geecon2014_template_libre-backgroundobjects" style:family="presentation">
      <style:graphic-properties draw:textarea-horizontal-align="justify" draw:shadow="hidden" draw:shadow-offset-x="0.2cm" draw:shadow-offset-y="0.2cm" draw:shadow-color="#808080">
        <text:list-style style:name="geecon2014_5f_template_5f_libre-backgroundobjects" style:display-name="geecon2014_template_libr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-notes" style:display-name="geecon2014_template_libre-notes" style:family="presentation">
      <style:graphic-properties draw:stroke="none" draw:fill="none">
        <text:list-style style:name="geecon2014_5f_template_5f_libre-notes" style:display-name="geecon2014_template_libr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Avenir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Avenir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venir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venir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venir1" fo:font-family="Avenir" style:font-pitch="variable" fo:font-size="22pt" fo:font-style="normal" fo:text-shadow="none" style:text-underline-style="none" fo:font-weight="normal" style:font-name-asian="Avenir1" style:font-family-asian="Avenir" style:font-pitch-asian="variable" style:font-size-asian="22pt" style:font-style-asian="normal" style:font-weight-asian="normal" style:font-name-complex="Avenir1" style:font-family-complex="Avenir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eecon2014_5f_template_5f_libre-outline1" style:display-name="geecon2014_template_libre-outline1" style:family="presentation">
      <style:graphic-properties draw:stroke="none" draw:fill="none" draw:auto-grow-height="false" draw:fit-to-size="shrink-to-fit">
        <text:list-style style:name="geecon2014_5f_template_5f_libre-outline1" style:display-name="geecon2014_template_libr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geecon2014_5f_template_5f_libre-outline2" style:display-name="geecon2014_template_libre-outline2" style:family="presentation" style:parent-style-name="geecon2014_5f_template_5f_libre-outline1">
      <style:paragraph-properties fo:margin-left="0.635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987cm"/>
          <style:tab-stop style:position="2.61cm"/>
          <style:tab-stop style:position="4.233cm"/>
          <style:tab-stop style:position="5.856cm"/>
          <style:tab-stop style:position="7.478cm"/>
          <style:tab-stop style:position="9.101cm"/>
          <style:tab-stop style:position="10.724cm"/>
          <style:tab-stop style:position="12.347cm"/>
          <style:tab-stop style:position="13.97cm"/>
          <style:tab-stop style:position="15.592cm"/>
          <style:tab-stop style:position="17.215cm"/>
          <style:tab-stop style:position="18.838cm"/>
          <style:tab-stop style:position="20.461cm"/>
          <style:tab-stop style:position="22.083cm"/>
          <style:tab-stop style:position="23.706cm"/>
          <style:tab-stop style:position="25.329cm"/>
          <style:tab-stop style:position="26.952cm"/>
          <style:tab-stop style:position="28.575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-outline3" style:display-name="geecon2014_template_libre-outline3" style:family="presentation" style:parent-style-name="geecon2014_5f_template_5f_libre-outline2">
      <style:paragraph-properties fo:margin-left="1.27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-outline4" style:display-name="geecon2014_template_libre-outline4" style:family="presentation" style:parent-style-name="geecon2014_5f_template_5f_libre-outline3">
      <style:paragraph-properties fo:margin-left="1.905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34cm"/>
          <style:tab-stop style:position="2.963cm"/>
          <style:tab-stop style:position="4.586cm"/>
          <style:tab-stop style:position="6.208cm"/>
          <style:tab-stop style:position="7.831cm"/>
          <style:tab-stop style:position="9.454cm"/>
          <style:tab-stop style:position="11.077cm"/>
          <style:tab-stop style:position="12.7cm"/>
          <style:tab-stop style:position="14.322cm"/>
          <style:tab-stop style:position="15.945cm"/>
          <style:tab-stop style:position="17.568cm"/>
          <style:tab-stop style:position="19.191cm"/>
          <style:tab-stop style:position="20.813cm"/>
          <style:tab-stop style:position="22.436cm"/>
          <style:tab-stop style:position="24.059cm"/>
          <style:tab-stop style:position="25.682cm"/>
          <style:tab-stop style:position="27.305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-outline5" style:display-name="geecon2014_template_libre-outline5" style:family="presentation" style:parent-style-name="geecon2014_5f_template_5f_libre-outline4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-outline6" style:display-name="geecon2014_template_libre-outline6" style:family="presentation" style:parent-style-name="geecon2014_5f_template_5f_libre-outline5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-outline7" style:display-name="geecon2014_template_libre-outline7" style:family="presentation" style:parent-style-name="geecon2014_5f_template_5f_libre-outline6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-outline8" style:display-name="geecon2014_template_libre-outline8" style:family="presentation" style:parent-style-name="geecon2014_5f_template_5f_libre-outline7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-outline9" style:display-name="geecon2014_template_libre-outline9" style:family="presentation" style:parent-style-name="geecon2014_5f_template_5f_libre-outline8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-subtitle" style:display-name="geecon2014_template_libre-subtitle" style:family="presentation">
      <style:graphic-properties draw:stroke="none" draw:fill="none" draw:textarea-vertical-align="middle">
        <text:list-style style:name="geecon2014_5f_template_5f_libre-subtitle" style:display-name="geecon2014_template_libr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geecon2014_5f_template_5f_libre-title" style:display-name="geecon2014_template_libre-title" style:family="presentation">
      <style:graphic-properties draw:stroke="none" draw:fill="none" draw:textarea-vertical-align="middle">
        <text:list-style style:name="geecon2014_5f_template_5f_libre-title" style:display-name="geecon2014_template_libr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style:font-name="Helvetica Light1" fo:font-family="'Helvetica Light'" style:font-pitch="variable" fo:font-size="78pt" fo:font-style="normal" fo:text-shadow="none" style:text-underline-style="none" fo:font-weight="normal" style:font-name-asian="Helvetica Light1" style:font-family-asian="'Helvetica Light'" style:font-pitch-asian="variable" style:font-size-asian="78pt" style:font-style-asian="normal" style:font-weight-asian="normal" style:font-name-complex="Helvetica Light1" style:font-family-complex="'Helvetica Light'" style:font-pitch-complex="variable" style:font-size-complex="78pt" style:font-style-complex="normal" style:font-weight-complex="normal" style:text-emphasize="none" style:font-relief="none" style:text-overline-style="none" style:text-overline-color="font-color"/>
    </style:style>
    <style:style style:name="geecon2014_5f_template_5f_libre1-background" style:display-name="geecon2014_template_libre1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geecon2014_5f_template_5f_libre1-backgroundobjects" style:display-name="geecon2014_template_lib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econ2014_5f_template_5f_libre1-notes" style:display-name="geecon2014_template_libre1-notes" style:family="presentation">
      <style:graphic-properties draw:stroke="none" draw:fill="none">
        <text:list-style style:name="geecon2014_5f_template_5f_libre1-notes" style:display-name="geecon2014_template_lib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Avenir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Avenir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venir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venir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venir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venir1" fo:font-family="Avenir" style:font-pitch="variable" fo:font-size="22pt" fo:font-style="normal" fo:text-shadow="none" style:text-underline-style="none" fo:font-weight="normal" style:letter-kerning="true" style:font-name-asian="Avenir1" style:font-family-asian="Avenir" style:font-pitch-asian="variable" style:font-size-asian="22pt" style:font-style-asian="normal" style:font-weight-asian="normal" style:font-name-complex="Avenir1" style:font-family-complex="Avenir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eecon2014_5f_template_5f_libre1-outline1" style:display-name="geecon2014_template_libr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geecon2014_5f_template_5f_libre1-outline1" style:display-name="geecon2014_template_lib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letter-kerning="true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geecon2014_5f_template_5f_libre1-outline2" style:display-name="geecon2014_template_libre1-outline2" style:family="presentation" style:parent-style-name="geecon2014_5f_template_5f_libre1-outline1">
      <style:paragraph-properties fo:margin-left="0.635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987cm"/>
          <style:tab-stop style:position="2.61cm"/>
          <style:tab-stop style:position="4.233cm"/>
          <style:tab-stop style:position="5.856cm"/>
          <style:tab-stop style:position="7.478cm"/>
          <style:tab-stop style:position="9.101cm"/>
          <style:tab-stop style:position="10.724cm"/>
          <style:tab-stop style:position="12.347cm"/>
          <style:tab-stop style:position="13.97cm"/>
          <style:tab-stop style:position="15.592cm"/>
          <style:tab-stop style:position="17.215cm"/>
          <style:tab-stop style:position="18.838cm"/>
          <style:tab-stop style:position="20.461cm"/>
          <style:tab-stop style:position="22.083cm"/>
          <style:tab-stop style:position="23.706cm"/>
          <style:tab-stop style:position="25.329cm"/>
          <style:tab-stop style:position="26.952cm"/>
          <style:tab-stop style:position="28.575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1-outline3" style:display-name="geecon2014_template_libre1-outline3" style:family="presentation" style:parent-style-name="geecon2014_5f_template_5f_libre1-outline2">
      <style:paragraph-properties fo:margin-left="1.27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1-outline4" style:display-name="geecon2014_template_libre1-outline4" style:family="presentation" style:parent-style-name="geecon2014_5f_template_5f_libre1-outline3">
      <style:paragraph-properties fo:margin-left="1.905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34cm"/>
          <style:tab-stop style:position="2.963cm"/>
          <style:tab-stop style:position="4.586cm"/>
          <style:tab-stop style:position="6.208cm"/>
          <style:tab-stop style:position="7.831cm"/>
          <style:tab-stop style:position="9.454cm"/>
          <style:tab-stop style:position="11.077cm"/>
          <style:tab-stop style:position="12.7cm"/>
          <style:tab-stop style:position="14.322cm"/>
          <style:tab-stop style:position="15.945cm"/>
          <style:tab-stop style:position="17.568cm"/>
          <style:tab-stop style:position="19.191cm"/>
          <style:tab-stop style:position="20.813cm"/>
          <style:tab-stop style:position="22.436cm"/>
          <style:tab-stop style:position="24.059cm"/>
          <style:tab-stop style:position="25.682cm"/>
          <style:tab-stop style:position="27.305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1-outline5" style:display-name="geecon2014_template_libre1-outline5" style:family="presentation" style:parent-style-name="geecon2014_5f_template_5f_libre1-outline4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1-outline6" style:display-name="geecon2014_template_libre1-outline6" style:family="presentation" style:parent-style-name="geecon2014_5f_template_5f_libre1-outline5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1-outline7" style:display-name="geecon2014_template_libre1-outline7" style:family="presentation" style:parent-style-name="geecon2014_5f_template_5f_libre1-outline6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1-outline8" style:display-name="geecon2014_template_libre1-outline8" style:family="presentation" style:parent-style-name="geecon2014_5f_template_5f_libre1-outline7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1-outline9" style:display-name="geecon2014_template_libre1-outline9" style:family="presentation" style:parent-style-name="geecon2014_5f_template_5f_libre1-outline8">
      <style:paragraph-properties fo:margin-left="2.54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000000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font-relief="none"/>
    </style:style>
    <style:style style:name="geecon2014_5f_template_5f_libre1-subtitle" style:display-name="geecon2014_template_libre1-subtitle" style:family="presentation">
      <style:graphic-properties draw:stroke="none" draw:fill="none" draw:textarea-vertical-align="middle">
        <text:list-style style:name="geecon2014_5f_template_5f_libre1-subtitle" style:display-name="geecon2014_template_lib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style:font-name="Helvetica Light1" fo:font-family="'Helvetica Light'" style:font-pitch="variable" fo:font-size="34pt" fo:font-style="normal" fo:text-shadow="none" style:text-underline-style="none" fo:font-weight="normal" style:letter-kerning="true" style:font-name-asian="Helvetica Light1" style:font-family-asian="'Helvetica Light'" style:font-pitch-asian="variable" style:font-size-asian="34pt" style:font-style-asian="normal" style:font-weight-asian="normal" style:font-name-complex="Helvetica Light1" style:font-family-complex="'Helvetica Light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geecon2014_5f_template_5f_libre1-title" style:display-name="geecon2014_template_libr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geecon2014_5f_template_5f_libre1-title" style:display-name="geecon2014_template_lib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style:font-name="Helvetica Light1" fo:font-family="'Helvetica Light'" style:font-pitch="variable" fo:font-size="78pt" fo:font-style="normal" fo:text-shadow="none" style:text-underline-style="none" fo:font-weight="normal" style:letter-kerning="true" style:font-name-asian="Helvetica Light1" style:font-family-asian="'Helvetica Light'" style:font-pitch-asian="variable" style:font-size-asian="78pt" style:font-style-asian="normal" style:font-weight-asian="normal" style:font-name-complex="Helvetica Light1" style:font-family-complex="'Helvetica Light'" style:font-pitch-complex="variable" style:font-size-complex="7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Light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Light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Light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Light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Ligh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geecon2014_5f_template_5f_libre" style:display-name="geecon2014_template_libre" style:page-layout-name="PM1" draw:style-name="Mdp1">
      <draw:frame presentation:style-name="geecon2014_5f_template_5f_libre-title" draw:layer="backgroundobjects" svg:width="32.507cm" svg:height="4.523cm" svg:x="1.806cm" svg:y="1.08cm" presentation:class="title" presentation:placeholder="true">
        <draw:text-box/>
      </draw:frame>
      <draw:frame presentation:style-name="geecon2014_5f_template_5f_libre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geecon2014_5f_template_5f_libre-title" draw:layer="backgroundobjects" svg:width="12.7cm" svg:height="9.525cm" svg:x="3.175cm" svg:y="1.904cm" presentation:class="page"/>
        <draw:frame presentation:style-name="geecon2014_5f_template_5f_libre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geecon2014_5f_template_5f_libre1" style:display-name="geecon2014_template_libre1" style:page-layout-name="PM1" draw:style-name="Mdp1">
      <draw:frame presentation:style-name="geecon2014_5f_template_5f_libre1-title" draw:layer="backgroundobjects" svg:width="21.806cm" svg:height="6.884cm" svg:x="7.157cm" svg:y="6.795cm" presentation:class="title" presentation:placeholder="true">
        <draw:text-box/>
      </draw:frame>
      <draw:frame presentation:style-name="geecon2014_5f_template_5f_libre1-outline1" draw:layer="backgroundobjects" svg:width="21.806cm" svg:height="2.355cm" svg:x="7.157cm" svg:y="13.863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geecon2014_5f_template_5f_libre1-title" draw:layer="backgroundobjects" svg:width="12.7cm" svg:height="9.525cm" svg:x="3.175cm" svg:y="1.904cm" presentation:class="page"/>
        <draw:frame presentation:style-name="geecon2014_5f_template_5f_libr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5.3$Windows_x86 LibreOffice_project/1c1366bba2ba2b554cd2ca4d87c06da81c05d24</meta:generator>
    <meta:creation-date>2014-04-15T23:31:13.230095000</meta:creation-date>
    <meta:editing-duration>P0D</meta:editing-duration>
    <meta:editing-cycles>3</meta:editing-cycles>
    <dc:date>2014-05-11T23:18:55.061000000</dc:date>
    <dc:creator>Tomasz Nurkiewicz</dc:creator>
    <meta:document-statistic meta:object-count="25"/>
  </office:meta>
</office:document-meta>
</file>